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style:language-complex="fa" style:country-complex="IR"/>
    </style:style>
    <style:style style:name="T3" style:family="text">
      <style:text-properties style:language-complex="fa" style:country-complex="IR"/>
    </style:style>
    <style:style style:name="T4" style:family="text">
      <style:text-properties fo:language="fr" fo:country="FR"/>
    </style:style>
    <style:style style:name="T5" style:family="text">
      <style:text-properties fo:language="fr" fo:country="FR" style:language-complex="fa" style:country-complex="I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Башир Аршади. Персидский язык в разговорах и рассказах</text:h>
      <text:p text:style-name="Caption">Автор пособия сердечно благодарен Денису Неклюдову, оказавшему помощь при наборе текста.</text:p>
      <text:p text:style-name="Text_20_body">Книга Башира Ашади — учебник персидского языка (коммуникативный метод) для начального и базового уровня.</text:p>
      <text:p text:style-name="Text_20_body">Она построена следующим образом: часть <text:span text:style-name="T1">I</text:span> (начальный уровень) включает в себя 20 встреч (уроков), в каждом из них — несколько разговоров с дословным переводом на русский, лексическим комментарием и транскрипцией. В сочетании с грамматическим приложением начальный уровень может быть использован и как самоучитель. За начальным уровнем следует дневник Бабака — 20 текстов для дополнительного чтения (также с переводом и транскрипцией). Заключают первую часть 210 контрольных вопросов на персидском языке. Затем идет часть <text:span text:style-name="T1">II</text:span> (базовый уровень) — несложные тексты (рассказы и разговоры) на персидском языке по темам (туризм, семья, работа, еда и одежда, здоровье, культура). Эти тексты можно использовать и как книгу для чтения, но в первую очередь они предназначены для занятий с преподавателем (по коммуникативному методу).</text:p>
      <text:h text:style-name="Heading_20_2" text:outline-level="3">Предисловие для преподающих персидский язык</text:h>
      <text:p text:style-name="Text_20_body">Дорогие коллеги! Данный материал может быть использован для занятий как в группе, так и индивидуально. Его можно использовать и как основной учебник, и как дополнительное аудирование к другому курсу.</text:p>
      <text:p text:style-name="Text_20_body">Начальный уровень рассчитан на 20 занятий по 3 академических часа (60 часов), базовый уровень — на 30 занятий (90 часов).</text:p>
      <text:p text:style-name="Text_20_body">При использовании данного пособия как основного возможно следующее построение занятия:</text:p>
      <text:h text:style-name="Heading_20_3" text:outline-level="3">А. Подкрепление</text:h>
      <text:list xml:id="list2497250129130098242" text:style-name="L1">
        <text:list-item>
          <text:p text:style-name="P1">Небольшой разговор о разном, с использованием лексики ряда предыдущих занятий (необязательно лексики только предшествующего занятия).</text:p>
        </text:list-item>
        <text:list-item>
          <text:p text:style-name="P1">Фонетический тренинг (хорошо на пословицах, нужных бытовых фразах и другом подобном, осмысленном материале).</text:p>
        </text:list-item>
        <text:list-item>
          <text:p text:style-name="P1">Повторное прослушивание тех разговоров или рассказов, которые были предъявлены во второй половине предыдущего занятия.</text:p>
        </text:list-item>
        <text:list-item>
          <text:p text:style-name="P1">Устный перевод разрозненных фраз (и их вариантов) из прослушанного материала с русского на персидский.</text:p>
        </text:list-item>
      </text:list>
      <text:h text:style-name="Heading_20_3" text:outline-level="3">Б. Активизация </text:h>
      <text:list xml:id="list8213535669890731722" text:style-name="L2">
        <text:list-item>
          <text:p text:style-name="P2">Мостик (т.е. переход к беседе, к ситуациям): рассказ преподавателя на близкую тему с вводом новых слов и выражений (которые могут пригодиться в последующих ситуациях).</text:p>
        </text:list-item>
        <text:list-item>
          <text:p text:style-name="P2">Ситуации (от двух до четырех) (которые, конечно, могут и даже должны отличаться от прослушанных). Заучивание наизусть и простое воспроизведение текста совершенно недопустимы.</text:p>
        </text:list-item>
        <text:list-item>
          <text:p text:style-name="P2">После каждой ситуации (в группе ситуации происходят одновременно между подгруппами участников) – общее обсуждение ее итогов (что же произошло, до чего же договорились) с попутным введением дополнительной лексики (той лексики, которая напрашивается сама собой). Затем идет новый мостик – и следующая ситуация.</text:p>
        </text:list-item>
      </text:list>
      <text:h text:style-name="Heading_20_3" text:outline-level="3"><text:soft-page-break/>В. Предъявление</text:h>
      <text:list xml:id="list2058579403878520001" text:style-name="L3">
        <text:list-item>
          <text:p text:style-name="P3">Новый грамматический материал.</text:p>
        </text:list-item>
        <text:list-item>
          <text:p text:style-name="P3">Рассказ преподавателя с введением новой лексики.</text:p>
        </text:list-item>
        <text:list-item>
          <text:p text:style-name="P3">Прослушивание нового материала, чтение вслух.</text:p>
        </text:list-item>
        <text:list-item>
          <text:p text:style-name="P3">Ответы на вопросы преподавателя (на данную тему, но не по содержанию текстов).</text:p>
        </text:list-item>
      </text:list>
      <text:p text:style-name="Caption">С уважением и пожеланием успехов в преподавании персидского языка,</text:p>
      <text:p text:style-name="Caption">Илья Фран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00%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01in" fo:margin-bottom="0in" loext:contextual-spacing="false" fo:text-indent="0in" style:auto-text-indent="false" style:writing-mode="page"/>
      <style:text-properties fo:font-size="95%" fo:font-weight="normal" style:font-size-asian="130%" style:font-weight-asian="bold" style:font-size-complex="130%" style:font-weight-complex="600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Heading_20_2" style:display-name="Heading 2" style:family="paragraph" style:parent-style-name="Standard" style:default-outline-level="3" style:list-style-name="" style:class="text" style:master-page-name="">
      <style:paragraph-properties fo:margin-left="0in" fo:margin-right="0in" fo:margin-top="0.1583in" fo:margin-bottom="0in" loext:contextual-spacing="false" fo:text-align="justify" style:justify-single-word="false" fo:text-indent="0in" style:auto-text-indent="false" style:page-number="auto" style:writing-mode="page"/>
      <style:text-properties style:font-name="Lato Black" fo:font-family="'Lato Black'" style:font-style-name="Black" style:font-pitch="variable" fo:font-size="16pt" fo:font-weight="900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2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0327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</office:automatic-styles>
  <office:master-styles>
    <style:master-page style:name="Standard" style:page-layout-name="Mpm1"/>
    <style:master-page style:name="Converted114" style:page-layout-name="Mpm2">
      <style:footer>
        <text:p text:style-name="Footer"/>
      </style:footer>
    </style:master-page>
    <style:master-page style:name="Converted116" style:page-layout-name="Mpm2">
      <style:footer>
        <text:p text:style-name="Footer"/>
      </style:footer>
    </style:master-page>
    <style:master-page style:name="Converted117" style:page-layout-name="Mpm2">
      <style:footer>
        <text:p text:style-name="Footer"/>
      </style:footer>
    </style:master-page>
    <style:master-page style:name="Converted120" style:page-layout-name="Mpm3">
      <style:footer>
        <text:p text:style-name="Footer"/>
      </style:footer>
    </style:master-page>
    <style:master-page style:name="Converted12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8-08T22:04:47.818050786</dc:date>
    <meta:editing-duration>PT1H57M29S</meta:editing-duration>
    <meta:editing-cycles>40</meta:editing-cycles>
    <meta:print-date>2018-06-19T09:47:48.531191506</meta:print-date>
    <meta:document-statistic meta:table-count="0" meta:image-count="0" meta:object-count="0" meta:page-count="2" meta:paragraph-count="24" meta:word-count="404" meta:character-count="2970" meta:non-whitespace-character-count="2593"/>
  </office:meta>
</office:document-meta>
</file>